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027cm"/>
    </style:style>
    <style:style style:name="co6" style:family="table-column">
      <style:table-column-properties fo:break-before="auto" style:column-width="0.563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534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1.801cm"/>
    </style:style>
    <style:style style:name="co12" style:family="table-column">
      <style:table-column-properties fo:break-before="auto" style:column-width="2.081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3.039cm"/>
    </style:style>
    <style:style style:name="co17" style:family="table-column">
      <style:table-column-properties fo:break-before="auto" style:column-width="4.306cm"/>
    </style:style>
    <style:style style:name="co18" style:family="table-column">
      <style:table-column-properties fo:break-before="auto" style:column-width="3.7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746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note_20_de_20_frais">
      <style:table-properties table:display="true" style:writing-mode="lr-tb"/>
    </style:style>
    <style:style style:name="ta2" style:family="table" style:master-page-name="PageStyle_5f_barême_20_kilométrique">
      <style:table-properties table:display="false" style:writing-mode="lr-tb"/>
    </style: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3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 style:diagonal-bl-tr="none" style:diagonal-tl-br="none" style:rotation-align="none"/>
    </style:style>
    <style:style style:name="ce1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 style:data-style-name="N8030">
      <style:table-cell-properties style:cell-protect="none" style:print-content="true" style:diagonal-bl-tr="none" style:diagonal-tl-br="none" fo:border="0.035cm solid #000000" style:rotation-align="none"/>
    </style:style>
    <style:style style:name="ce13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ackground-color="#99ff6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cell-protect="protected" style:print-content="true" style:diagonal-bl-tr="none" style:diagonal-tl-br="none" fo:border="0.088cm solid #000000" style:rotation-align="none"/>
    </style:style>
    <style:style style:name="ce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7" style:family="table-cell" style:parent-style-name="Excel_20_Built-in_20_Normal" style:data-style-name="N803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fo:background-color="#99ff66" style:cell-protect="protected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 style:data-style-name="N8004">
      <style:table-cell-properties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8" style:family="table-cell" style:parent-style-name="Excel_20_Built-in_20_Normal" style:data-style-name="N8004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 style:data-style-name="N8004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0" style:family="table-cell" style:parent-style-name="Excel_20_Built-in_20_Normal" style:data-style-name="N80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1" style:family="table-cell" style:parent-style-name="Excel_20_Built-in_20_Normal" style:data-style-name="N8004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2" style:family="table-cell" style:parent-style-name="Excel_20_Built-in_20_Normal" style:data-style-name="N8004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3" style:family="table-cell" style:parent-style-name="Excel_20_Built-in_20_Normal" style:data-style-name="N80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4" style:family="table-cell" style:parent-style-name="Excel_20_Built-in_20_Normal" style:data-style-name="N8004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5" style:family="table-cell" style:parent-style-name="Excel_20_Built-in_20_Normal">
      <style:table-cell-properties fo:border-bottom="none" style:cell-protect="none" style:print-content="true" style:diagonal-bl-tr="none" style:diagonal-tl-br="none" fo:border-left="none" fo:border-right="0.088cm solid #000000" style:rotation-align="none" fo:border-top="none"/>
    </style:style>
    <style:style style:name="ce46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7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49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0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4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style:cell-protect="none" style:print-content="true" style:diagonal-bl-tr="none" style:diagonal-tl-br="none" fo:border="0.088cm solid #000000" style:rotation-align="none"/>
    </style:style>
    <style:style style:name="ce57" style:family="table-cell" style:parent-style-name="Excel_20_Built-in_20_Normal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58" style:family="table-cell" style:parent-style-name="Excel_20_Built-in_20_Normal" style:data-style-name="N8004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 style:data-style-name="N8004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 style:data-style-name="N8004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2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none" fo:border-right="0.088cm solid #000000" style:rotation-align="none" fo:border-top="none"/>
    </style:style>
    <style:style style:name="ce6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 style:data-style-name="N8004">
      <style:table-cell-properties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7" style:family="table-cell" style:parent-style-name="Excel_20_Built-in_20_Normal">
      <style:table-cell-properties fo:border-bottom="none" style:cell-protect="none" style:print-content="true" style:diagonal-bl-tr="none" style:diagonal-tl-br="none" fo:border-left="0.088cm solid #000000" fo:border-right="none" style:rotation-align="none" fo:border-top="none"/>
    </style:style>
    <style:style style:name="ce68" style:family="table-cell" style:parent-style-name="Excel_20_Built-in_20_Normal" style:data-style-name="N8004">
      <style:table-cell-properties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9" style:family="table-cell" style:parent-style-name="Excel_20_Built-in_20_Normal">
      <style:table-cell-properties fo:border-bottom="none" style:cell-protect="none" style:print-content="tru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0.088cm solid #000000" fo:border-right="none" style:rotation-align="none" fo:border-top="non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fo:border-left="none" fo:border-right="none" style:rotation-align="none" fo:border-top="0.088cm solid #000000"/>
    </style:style>
    <style:style style:name="ce72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none" fo:border-right="none" style:rotation-align="none" fo:border-top="none"/>
    </style:style>
    <style:style style:name="ce73" style:family="table-cell" style:parent-style-name="Excel_20_Built-in_20_Normal" style:data-style-name="N8004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 style:data-style-name="N107">
      <style:table-cell-properties fo:background-color="#f2f2f2" style:cell-protect="protected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 style:data-style-name="N8004">
      <style:table-cell-properties fo:background-color="#0d0d0d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9" style:family="table-cell" style:parent-style-name="Excel_20_Built-in_20_Normal" style:data-style-name="N106">
      <style:table-cell-properties fo:background-color="#ffffff" style:cell-protect="none" style:print-content="true" style:diagonal-bl-tr="none" style:diagonal-tl-br="none" style:rotation-align="none"/>
    </style:style>
    <style:style style:name="ce80" style:family="table-cell" style:parent-style-name="Excel_20_Built-in_20_Normal" style:data-style-name="N106">
      <style:table-cell-properties fo:background-color="#ffffff" style:cell-protect="protected" style:print-content="true" style:diagonal-bl-tr="none" style:diagonal-tl-br="none" style:rotation-align="none"/>
    </style:style>
    <style:style style:name="ce81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82" style:family="table-cell" style:parent-style-name="Excel_20_Built-in_20_Normal" style:data-style-name="N106">
      <style:table-cell-properties fo:background-color="#ffffff"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rotation-align="none"/>
    </style:style>
    <style:style style:name="ce8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5" style:family="table-cell" style:parent-style-name="Excel_20_Built-in_20_Normal" style:data-style-name="N106">
      <style:table-cell-properties fo:background-color="#ffffff" style:diagonal-bl-tr="none" style:diagonal-tl-br="none" style:rotation-align="none"/>
    </style:style>
    <style:style style:name="ce86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87" style:family="table-cell" style:parent-style-name="Excel_20_Built-in_20_Normal" style:data-style-name="N106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0" style:family="table-cell" style:parent-style-name="Excel_20_Built-in_20_Normal">
      <style:table-cell-properties fo:border-bottom="0.035cm solid #000000" fo:background-color="#f2f2f2" style:diagonal-bl-tr="none" style:diagonal-tl-br="none" fo:border-left="0.035cm solid #000000" fo:border-right="none" style:rotation-align="none" fo:border-top="none"/>
    </style:style>
    <style:style style:name="ce9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 de frais" table:style-name="ta1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6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number-columns-repeated="5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02" table:default-cell-style-name="Excel_20_Built-in_20_Normal"/>
        <table:table-header-rows>
          <table:table-row table:style-name="ro1">
            <table:table-cell table:style-name="ce1"/>
            <table:table-cell table:style-name="ce6" office:value-type="string">
              <text:p>Période :</text:p>
            </table:table-cell>
            <table:table-cell table:style-name="ce17" office:value-type="date" office:date-value="2022-07-01" table:number-columns-spanned="2" table:number-rows-spanned="1">
              <text:p>01/07/2022</text:p>
            </table:table-cell>
            <table:covered-table-cell table:style-name="ce27"/>
            <table:table-cell table:style-name="ce36"/>
            <table:table-cell table:style-name="ce9"/>
            <table:table-cell table:style-name="ce45"/>
            <table:table-cell table:style-name="ce6" office:value-type="string" table:number-columns-spanned="2" table:number-rows-spanned="1">
              <text:p>Véhicule utilisé :</text:p>
            </table:table-cell>
            <table:covered-table-cell table:style-name="ce46"/>
            <table:table-cell table:style-name="ce49" office:value-type="string" table:number-columns-spanned="5" table:number-rows-spanned="1">
              <text:p>Peugeot 3008</text:p>
            </table:table-cell>
            <table:covered-table-cell table:number-columns-repeated="3" table:style-name="ce53"/>
            <table:covered-table-cell table:style-name="ce49"/>
            <table:table-cell table:style-name="ce7"/>
            <table:table-cell table:style-name="ce69" office:value-type="string">
              <text:p>Signature du demandeur</text:p>
            </table:table-cell>
            <table:table-cell table:style-name="ce71" table:number-columns-repeated="2"/>
            <table:table-cell table:style-name="ce74"/>
            <table:table-cell table:style-name="ce9"/>
            <table:table-cell table:style-name="ce83" table:number-columns-repeated="2"/>
            <table:table-cell table:number-columns-repeated="1002"/>
          </table:table-row>
          <table:table-row table:style-name="ro1">
            <table:table-cell table:style-name="ce1"/>
            <table:table-cell table:style-name="ce7" office:value-type="string">
              <text:p>Nom :</text:p>
            </table:table-cell>
            <table:table-cell table:style-name="ce18" office:value-type="string" table:number-columns-spanned="2" table:number-rows-spanned="1">
              <text:p>ROLLAND</text:p>
            </table:table-cell>
            <table:covered-table-cell table:style-name="ce18"/>
            <table:table-cell table:style-name="ce9" table:number-columns-repeated="2"/>
            <table:table-cell table:style-name="ce45"/>
            <table:table-cell table:style-name="ce7" office:value-type="string" table:number-columns-spanned="2" table:number-rows-spanned="1">
              <text:p>Immatriculation :</text:p>
            </table:table-cell>
            <table:covered-table-cell table:style-name="ce47"/>
            <table:table-cell table:style-name="ce50" office:value-type="string" table:number-columns-spanned="5" table:number-rows-spanned="1">
              <text:p>FE-336-FK</text:p>
            </table:table-cell>
            <table:covered-table-cell table:number-columns-repeated="3" table:style-name="ce54"/>
            <table:covered-table-cell table:style-name="ce50"/>
            <table:table-cell table:style-name="ce67" table:number-columns-repeated="2"/>
            <table:table-cell table:style-name="ce9" table:number-columns-repeated="2"/>
            <table:table-cell table:style-name="ce45"/>
            <table:table-cell table:style-name="ce9"/>
            <table:table-cell table:style-name="ce83" table:number-columns-repeated="2"/>
            <table:table-cell table:number-columns-repeated="1002"/>
          </table:table-row>
          <table:table-row table:style-name="ro1">
            <table:table-cell table:style-name="ce1"/>
            <table:table-cell table:style-name="ce8" office:value-type="string">
              <text:p>Prénom :</text:p>
            </table:table-cell>
            <table:table-cell table:style-name="ce19" office:value-type="string" table:number-columns-spanned="2" table:number-rows-spanned="1">
              <text:p>Didier</text:p>
            </table:table-cell>
            <table:covered-table-cell table:style-name="ce19"/>
            <table:table-cell table:style-name="ce9" table:number-columns-repeated="2"/>
            <table:table-cell table:style-name="ce45"/>
            <table:table-cell table:style-name="ce7" office:value-type="string" table:number-columns-spanned="2" table:number-rows-spanned="1">
              <text:p>Chevaux fiscaux :</text:p>
            </table:table-cell>
            <table:covered-table-cell table:style-name="ce47"/>
            <table:table-cell table:style-name="ce51" office:value-type="float" office:value="6" table:number-columns-spanned="5" table:number-rows-spanned="1">
              <text:p>6</text:p>
            </table:table-cell>
            <table:covered-table-cell table:number-columns-repeated="3" table:style-name="ce55"/>
            <table:covered-table-cell table:style-name="ce51"/>
            <table:table-cell table:style-name="ce67" table:number-columns-repeated="2"/>
            <table:table-cell table:style-name="ce9" table:number-columns-repeated="2"/>
            <table:table-cell table:style-name="ce45"/>
            <table:table-cell table:style-name="ce9"/>
            <table:table-cell table:style-name="ce83" table:number-columns-repeated="2"/>
            <table:table-cell table:number-columns-repeated="1002"/>
          </table:table-row>
          <table:table-row table:style-name="ro1">
            <table:table-cell table:style-name="ce1"/>
            <table:table-cell table:style-name="ce9"/>
            <table:table-cell table:style-name="ce20" table:number-columns-spanned="2" table:number-rows-spanned="1"/>
            <table:covered-table-cell table:style-name="ce28"/>
            <table:table-cell table:style-name="ce9" table:number-columns-repeated="2"/>
            <table:table-cell table:style-name="ce45"/>
            <table:table-cell table:style-name="ce8" office:value-type="string" table:number-columns-spanned="2" table:number-rows-spanned="1">
              <text:p>Véhicule personnel</text:p>
            </table:table-cell>
            <table:covered-table-cell table:style-name="ce48"/>
            <table:table-cell table:style-name="ce52" office:value-type="string">
              <text:p>oui</text:p>
            </table:table-cell>
            <table:table-cell table:style-name="ce56"/>
            <table:table-cell table:style-name="ce52" office:value-type="string">
              <text:p>non</text:p>
            </table:table-cell>
            <table:table-cell table:style-name="ce56"/>
            <table:table-cell table:style-name="ce63"/>
            <table:table-cell table:style-name="ce67"/>
            <table:table-cell table:style-name="ce70"/>
            <table:table-cell table:style-name="ce72" table:number-columns-repeated="2"/>
            <table:table-cell table:style-name="ce63"/>
            <table:table-cell table:style-name="ce9"/>
            <table:table-cell table:style-name="ce83" table:number-columns-repeated="2"/>
            <table:table-cell table:number-columns-repeated="1002"/>
          </table:table-row>
          <table:table-row table:style-name="ro2">
            <table:table-cell table:style-name="ce2" office:value-type="string" table:number-columns-spanned="19" table:number-rows-spanned="1">
              <text:p>Note de Frais</text:p>
            </table:table-cell>
            <table:covered-table-cell table:number-columns-repeated="18" table:style-name="ce10"/>
            <table:table-cell table:style-name="ce1"/>
            <table:table-cell table:number-columns-repeated="1004"/>
          </table:table-row>
          <table:table-row table:style-name="ro3">
            <table:table-cell table:style-name="ce3" office:value-type="string">
              <text:p>N°</text:p>
            </table:table-cell>
            <table:table-cell table:style-name="ce11" office:value-type="string">
              <text:p>Date de la facture</text:p>
            </table:table-cell>
            <table:table-cell table:style-name="ce21" office:value-type="string" table:number-columns-spanned="2" table:number-rows-spanned="1">
              <text:p>Libellé (noter le fournisseur et l'objet de la dépense)</text:p>
            </table:table-cell>
            <table:covered-table-cell table:style-name="ce29"/>
            <table:table-cell table:style-name="ce3" office:value-type="string">
              <text:p>Carburant</text:p>
            </table:table-cell>
            <table:table-cell table:style-name="ce3" office:value-type="string">
              <text:p>Train</text:p>
            </table:table-cell>
            <table:table-cell table:style-name="ce11" office:value-type="string">
              <text:p>Parking/Péage</text:p>
            </table:table-cell>
            <table:table-cell table:style-name="ce11" office:value-type="string">
              <text:p>location véhicule</text:p>
            </table:table-cell>
            <table:table-cell table:style-name="ce11" office:value-type="string">
              <text:p>Repas/Réception</text:p>
            </table:table-cell>
            <table:table-cell table:style-name="ce3" office:value-type="string">
              <text:p>La poste</text:p>
            </table:table-cell>
            <table:table-cell table:style-name="ce57" office:value-type="string" table:number-columns-spanned="2" table:number-rows-spanned="1">
              <text:p>Produit d'entretien</text:p>
            </table:table-cell>
            <table:covered-table-cell table:style-name="ce59"/>
            <table:table-cell table:style-name="ce62" office:value-type="string" table:number-columns-spanned="2" table:number-rows-spanned="1">
              <text:p>Fourniture et petit équiment</text:p>
            </table:table-cell>
            <table:covered-table-cell table:style-name="ce64"/>
            <table:table-cell table:style-name="ce11" office:value-type="string">
              <text:p>Fourniture bureau</text:p>
            </table:table-cell>
            <table:table-cell table:style-name="ce62" office:value-type="string">
              <text:p>Fourniture consommable</text:p>
            </table:table-cell>
            <table:table-cell table:style-name="ce11" office:value-type="string">
              <text:p>Nombre de Km</text:p>
            </table:table-cell>
            <table:table-cell table:style-name="ce3" office:value-type="string">
              <text:p>Autre</text:p>
            </table:table-cell>
            <table:table-cell table:style-name="ce75" office:value-type="string">
              <text:p>Total</text:p>
            </table:table-cell>
            <table:table-cell table:style-name="ce78"/>
            <table:table-cell table:style-name="ce84" table:number-columns-repeated="2"/>
            <table:table-cell table:style-name="ce83"/>
            <table:table-cell table:number-columns-repeated="1001"/>
          </table:table-row>
        </table:table-header-rows>
        <table:table-row table:style-name="ro1">
          <table:table-cell table:style-name="ce4" office:value-type="float" office:value="1">
            <text:p>1</text:p>
          </table:table-cell>
          <table:table-cell table:style-name="ce12" office:value-type="date" office:date-value="2022-07-07">
            <text:p>07/07/2022</text:p>
          </table:table-cell>
          <table:table-cell table:style-name="ce22" office:value-type="string" table:number-columns-spanned="2" table:number-rows-spanned="1">
            <text:p>Déplacement Roubaix (A/R)</text:p>
          </table:table-cell>
          <table:covered-table-cell table:style-name="ce30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5"/>
          <table:table-cell table:style-name="ce68"/>
          <table:table-cell table:style-name="ce37"/>
          <table:table-cell table:style-name="ce68" office:value-type="float" office:value="406">
            <text:p>406,00</text:p>
          </table:table-cell>
          <table:table-cell table:style-name="ce37"/>
          <table:table-cell table:style-name="ce76" table:formula="of:=SUM([.E7:.P7])+[.R7]+(IF([.$J$3]&lt;3;[.Q7]*[$'barême kilométrique'.$B$2];VLOOKUP([.$J$3];[$'barême kilométrique'.$A$2:.$B$6];2)*[.Q7]))" office:value-type="float" office:value="256.186">
            <text:p>256,19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date" office:date-value="2022-07-07">
            <text:p>07/07/2022</text:p>
          </table:table-cell>
          <table:table-cell table:style-name="ce22" office:value-type="string" table:number-columns-spanned="2" table:number-rows-spanned="1">
            <text:p>Péage (A/R)</text:p>
          </table:table-cell>
          <table:covered-table-cell table:style-name="ce30"/>
          <table:table-cell table:style-name="ce37" table:number-columns-repeated="2"/>
          <table:table-cell table:style-name="ce37" office:value-type="float" office:value="23">
            <text:p>23,00</text:p>
          </table:table-cell>
          <table:table-cell table:style-name="ce37" table:number-columns-repeated="3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8:.P8])+[.R8]+(IF([.$J$3]&lt;3;[.Q8]*[$'barême kilométrique'.$B$2];VLOOKUP([.$J$3];[$'barême kilométrique'.$A$2:.$B$6];2)*[.Q8]))" office:value-type="float" office:value="23">
            <text:p>23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22" table:number-columns-spanned="2" table:number-rows-spanned="1"/>
          <table:covered-table-cell table:style-name="ce30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9:.P9])+[.R9]+(IF([.$J$3]&lt;3;[.Q9]*[$'barême kilométrique'.$B$2];VLOOKUP([.$J$3];[$'barême kilométrique'.$A$2:.$B$6];2)*[.Q9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0:.P10])+[.R10]+(IF([.$J$3]&lt;3;[.Q10]*[$'barême kilométrique'.$B$2];VLOOKUP([.$J$3];[$'barême kilométrique'.$A$2:.$B$6];2)*[.Q10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1:.P11])+[.R11]+(IF([.$J$3]&lt;3;[.Q11]*[$'barême kilométrique'.$B$2];VLOOKUP([.$J$3];[$'barême kilométrique'.$A$2:.$B$6];2)*[.Q11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2:.P12])+[.R12]+(IF([.$J$3]&lt;3;[.Q12]*[$'barême kilométrique'.$B$2];VLOOKUP([.$J$3];[$'barême kilométrique'.$A$2:.$B$6];2)*[.Q12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2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3:.P13])+[.R13]+(IF([.$J$3]&lt;3;[.Q13]*[$'barême kilométrique'.$B$2];VLOOKUP([.$J$3];[$'barême kilométrique'.$A$2:.$B$6];2)*[.Q13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4:.P14])+[.R14]+(IF([.$J$3]&lt;3;[.Q14]*[$'barême kilométrique'.$B$2];VLOOKUP([.$J$3];[$'barême kilométrique'.$A$2:.$B$6];2)*[.Q14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5:.P15])+[.R15]+(IF([.$J$3]&lt;3;[.Q15]*[$'barême kilométrique'.$B$2];VLOOKUP([.$J$3];[$'barême kilométrique'.$A$2:.$B$6];2)*[.Q15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6:.P16])+[.R16]+(IF([.$J$3]&lt;3;[.Q16]*[$'barême kilométrique'.$B$2];VLOOKUP([.$J$3];[$'barême kilométrique'.$A$2:.$B$6];2)*[.Q16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7:.P17])+[.R17]+(IF([.$J$3]&lt;3;[.Q17]*[$'barême kilométrique'.$B$2];VLOOKUP([.$J$3];[$'barême kilométrique'.$A$2:.$B$6];2)*[.Q17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8:.P18])+[.R18]+(IF([.$J$3]&lt;3;[.Q18]*[$'barême kilométrique'.$B$2];VLOOKUP([.$J$3];[$'barême kilométrique'.$A$2:.$B$6];2)*[.Q18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19:.P19])+[.R19]+(IF([.$J$3]&lt;3;[.Q19]*[$'barême kilométrique'.$B$2];VLOOKUP([.$J$3];[$'barême kilométrique'.$A$2:.$B$6];2)*[.Q19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0:.P20])+[.R20]+(IF([.$J$3]&lt;3;[.Q20]*[$'barême kilométrique'.$B$2];VLOOKUP([.$J$3];[$'barême kilométrique'.$A$2:.$B$6];2)*[.Q20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1:.P21])+[.R21]+(IF([.$J$3]&lt;3;[.Q21]*[$'barême kilométrique'.$B$2];VLOOKUP([.$J$3];[$'barême kilométrique'.$A$2:.$B$6];2)*[.Q21]))" office:value-type="float" office:value="0">
            <text:p>0,00 <text:s text:c="2"/></text:p>
          </table:table-cell>
          <table:table-cell table:style-name="ce80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2:.P22])+[.R22]+(IF([.$J$3]&lt;3;[.Q22]*[$'barême kilométrique'.$B$2];VLOOKUP([.$J$3];[$'barême kilométrique'.$A$2:.$B$6];2)*[.Q22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3:.P23])+[.R23]+(IF([.$J$3]&lt;3;[.Q23]*[$'barême kilométrique'.$B$2];VLOOKUP([.$J$3];[$'barême kilométrique'.$A$2:.$B$6];2)*[.Q23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4:.P24])+[.R24]+(IF([.$J$3]&lt;3;[.Q24]*[$'barême kilométrique'.$B$2];VLOOKUP([.$J$3];[$'barême kilométrique'.$A$2:.$B$6];2)*[.Q24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5:.P25])+[.R25]+(IF([.$J$3]&lt;3;[.Q25]*[$'barême kilométrique'.$B$2];VLOOKUP([.$J$3];[$'barême kilométrique'.$A$2:.$B$6];2)*[.Q25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6:.P26])+[.R26]+(IF([.$J$3]&lt;3;[.Q26]*[$'barême kilométrique'.$B$2];VLOOKUP([.$J$3];[$'barême kilométrique'.$A$2:.$B$6];2)*[.Q26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7:.P27])+[.R27]+(IF([.$J$3]&lt;3;[.Q27]*[$'barême kilométrique'.$B$2];VLOOKUP([.$J$3];[$'barême kilométrique'.$A$2:.$B$6];2)*[.Q27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8:.P28])+[.R28]+(IF([.$J$3]&lt;3;[.Q28]*[$'barême kilométrique'.$B$2];VLOOKUP([.$J$3];[$'barême kilométrique'.$A$2:.$B$6];2)*[.Q28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29:.P29])+[.R29]+(IF([.$J$3]&lt;3;[.Q29]*[$'barême kilométrique'.$B$2];VLOOKUP([.$J$3];[$'barême kilométrique'.$A$2:.$B$6];2)*[.Q29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30:.P30])+[.R30]+(IF([.$J$3]&lt;3;[.Q30]*[$'barême kilométrique'.$B$2];VLOOKUP([.$J$3];[$'barême kilométrique'.$A$2:.$B$6];2)*[.Q30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5" table:number-columns-repeated="2"/>
          <table:table-cell table:style-name="ce23" table:number-columns-spanned="2" table:number-rows-spanned="1"/>
          <table:covered-table-cell table:style-name="ce31"/>
          <table:table-cell table:style-name="ce37" table:number-columns-repeated="6"/>
          <table:table-cell table:style-name="ce58" table:number-columns-spanned="2" table:number-rows-spanned="1"/>
          <table:covered-table-cell table:style-name="ce60"/>
          <table:table-cell table:style-name="ce58" table:number-columns-spanned="2" table:number-rows-spanned="1"/>
          <table:covered-table-cell table:style-name="ce60"/>
          <table:table-cell table:style-name="ce68"/>
          <table:table-cell table:style-name="ce37"/>
          <table:table-cell table:style-name="ce68"/>
          <table:table-cell table:style-name="ce37"/>
          <table:table-cell table:style-name="ce76" table:formula="of:=SUM([.E31:.P31])+[.R31]+(IF([.$J$3]&lt;3;[.Q31]*[$'barême kilométrique'.$B$2];VLOOKUP([.$J$3];[$'barême kilométrique'.$A$2:.$B$6];2)*[.Q31]))" office:value-type="float" office:value="0">
            <text:p>0,00 <text:s text:c="2"/></text:p>
          </table:table-cell>
          <table:table-cell table:style-name="ce79"/>
          <table:table-cell table:style-name="ce85" table:number-columns-repeated="2"/>
          <table:table-cell table:number-columns-repeated="1002"/>
        </table:table-row>
        <table:table-row table:style-name="ro1">
          <table:table-cell table:style-name="ce1"/>
          <table:table-cell table:style-name="ce13" table:number-columns-spanned="18" table:number-rows-spanned="1"/>
          <table:covered-table-cell table:number-columns-repeated="17" table:style-name="ce13"/>
          <table:table-cell table:style-name="ce81"/>
          <table:table-cell table:style-name="ce86" table:number-columns-repeated="2"/>
          <table:table-cell table:number-columns-repeated="1002"/>
        </table:table-row>
        <table:table-row table:style-name="ro1">
          <table:table-cell table:style-name="ce1" table:number-columns-repeated="3"/>
          <table:table-cell table:style-name="ce32" office:value-type="string">
            <text:p>Total TTC</text:p>
          </table:table-cell>
          <table:table-cell table:style-name="ce38" table:formula="of:=SUM([.E7:.E31])" office:value-type="float" office:value="0">
            <text:p>0,00</text:p>
          </table:table-cell>
          <table:table-cell table:style-name="ce38" table:formula="of:=SUM([.F7:.F31])" office:value-type="float" office:value="0">
            <text:p>0,00</text:p>
          </table:table-cell>
          <table:table-cell table:style-name="ce38" table:formula="of:=SUM([.G7:.G31])" office:value-type="float" office:value="23">
            <text:p>23,00</text:p>
          </table:table-cell>
          <table:table-cell table:style-name="ce38" table:formula="of:=SUM([.H7:.H31])" office:value-type="float" office:value="0">
            <text:p>0,00</text:p>
          </table:table-cell>
          <table:table-cell table:style-name="ce38" table:formula="of:=SUM([.I7:.I31])" office:value-type="float" office:value="0">
            <text:p>0,00</text:p>
          </table:table-cell>
          <table:table-cell table:style-name="ce38" table:formula="of:=SUM([.J7:.J31])" office:value-type="float" office:value="0">
            <text:p>0,00</text:p>
          </table:table-cell>
          <table:table-cell table:style-name="ce38" table:formula="of:=SUM([.K7:.K31])" office:value-type="float" office:value="0" table:number-columns-spanned="2" table:number-rows-spanned="1">
            <text:p>0,00</text:p>
          </table:table-cell>
          <table:covered-table-cell table:style-name="ce61"/>
          <table:table-cell table:style-name="ce38" table:formula="of:=SUM([.M7:.N31])" office:value-type="float" office:value="0" table:number-columns-spanned="2" table:number-rows-spanned="1">
            <text:p>0,00</text:p>
          </table:table-cell>
          <table:covered-table-cell table:style-name="ce66"/>
          <table:table-cell table:style-name="ce38" table:formula="of:=SUM([.O7:.O31])" office:value-type="float" office:value="0">
            <text:p>0,00</text:p>
          </table:table-cell>
          <table:table-cell table:style-name="ce38" table:formula="of:=SUM([.P7:.P31])" office:value-type="float" office:value="0">
            <text:p>0,00</text:p>
          </table:table-cell>
          <table:table-cell table:style-name="ce38" table:formula="of:=IF([.$J$3]&lt;3;SUM([.Q7:.Q31])*[$'barême kilométrique'.$B$2];VLOOKUP([.$J$3];[$'barême kilométrique'.$A$2:.$B$6];2)*SUM([.Q7:.Q31]))" office:value-type="float" office:value="256.186">
            <text:p>256,19</text:p>
          </table:table-cell>
          <table:table-cell table:style-name="ce73" table:formula="of:=SUM([.R7:.R31])" office:value-type="float" office:value="0">
            <text:p>0,00</text:p>
          </table:table-cell>
          <table:table-cell table:style-name="ce77" table:formula="of:=SUM([.S7:.S31])" office:value-type="float" office:value="279.186">
            <text:p>279,19</text:p>
          </table:table-cell>
          <table:table-cell table:style-name="ce82" table:formula="of:=IF([.F46]=[.S33];&quot;ok&quot;;&quot;Diff&quot;)" office:value-type="string" office:string-value="ok">
            <text:p>ok</text:p>
          </table:table-cell>
          <table:table-cell table:style-name="ce87" table:number-columns-repeated="2"/>
          <table:table-cell table:number-columns-repeated="1002"/>
        </table:table-row>
        <table:table-row table:style-name="ro1" table:number-rows-repeated="2">
          <table:table-cell table:style-name="ce1" table:number-columns-repeated="20"/>
          <table:table-cell table:number-columns-repeated="1004"/>
        </table:table-row>
        <table:table-row table:style-name="ro1" table:number-rows-repeated="2">
          <table:table-cell table:style-name="ce1" table:number-columns-repeated="18"/>
          <table:table-cell table:style-name="ce9" table:number-columns-repeated="2"/>
          <table:table-cell table:style-name="ce83" table:number-columns-repeated="2"/>
          <table:table-cell table:number-columns-repeated="1002"/>
        </table:table-row>
        <table:table-row table:style-name="ro1">
          <table:table-cell table:style-name="ce1"/>
          <table:table-cell table:style-name="ce14" office:value-type="string">
            <text:p>N° compte</text:p>
          </table:table-cell>
          <table:table-cell table:style-name="ce24" office:value-type="string" table:number-columns-spanned="2" table:number-rows-spanned="1">
            <text:p>Libellé</text:p>
          </table:table-cell>
          <table:covered-table-cell table:style-name="ce33"/>
          <table:table-cell table:style-name="ce14" office:value-type="string">
            <text:p>Débit</text:p>
          </table:table-cell>
          <table:table-cell table:style-name="ce14" office:value-type="string">
            <text:p>Crédit</text:p>
          </table:table-cell>
          <table:table-cell table:style-name="ce1"/>
          <table:table-cell table:style-name="ce1" office:value-type="string">
            <text:p>signature du responsable</text:p>
          </table:table-cell>
          <table:table-cell table:style-name="ce1" table:number-columns-repeated="10"/>
          <table:table-cell table:style-name="ce9" table:number-columns-repeated="2"/>
          <table:table-cell table:style-name="ce83" table:number-columns-repeated="2"/>
          <table:table-cell table:number-columns-repeated="1002"/>
        </table:table-row>
        <table:table-row table:style-name="ro4">
          <table:table-cell table:style-name="ce1"/>
          <table:table-cell table:style-name="ce15" office:value-type="float" office:value="62510000">
            <text:p>62510000</text:p>
          </table:table-cell>
          <table:table-cell table:style-name="ce25" office:value-type="string" table:number-columns-spanned="2" table:number-rows-spanned="1">
            <text:p>Déplacement</text:p>
          </table:table-cell>
          <table:covered-table-cell table:style-name="ce34"/>
          <table:table-cell table:style-name="ce39" table:formula="of:=[.E33]+[.F33]+[.G33]+[.H33]+[.Q33]" office:value-type="float" office:value="279.186">
            <text:p>279,19</text:p>
          </table:table-cell>
          <table:table-cell table:style-name="ce42"/>
          <table:table-cell table:style-name="ce1" table:number-columns-repeated="12"/>
          <table:table-cell table:style-name="ce9" table:number-columns-repeated="2"/>
          <table:table-cell table:style-name="ce83" table:number-columns-repeated="2"/>
          <table:table-cell table:number-columns-repeated="1002"/>
        </table:table-row>
        <table:table-row table:style-name="ro1">
          <table:table-cell table:style-name="ce1"/>
          <table:table-cell table:style-name="ce15" office:value-type="float" office:value="62570000">
            <text:p>62570000</text:p>
          </table:table-cell>
          <table:table-cell table:style-name="ce25" office:value-type="string" table:number-columns-spanned="2" table:number-rows-spanned="1">
            <text:p>Repas</text:p>
          </table:table-cell>
          <table:covered-table-cell table:style-name="ce34"/>
          <table:table-cell table:style-name="ce39" table:formula="of:=+[.I33]" office:value-type="float" office:value="0">
            <text:p>0,00</text:p>
          </table:table-cell>
          <table:table-cell table:style-name="ce42"/>
          <table:table-cell table:style-name="ce1" table:number-columns-repeated="14"/>
          <table:table-cell table:number-columns-repeated="1004"/>
        </table:table-row>
        <table:table-row table:style-name="ro1">
          <table:table-cell table:style-name="ce1"/>
          <table:table-cell table:style-name="ce15" office:value-type="float" office:value="62610000">
            <text:p>62610000</text:p>
          </table:table-cell>
          <table:table-cell table:style-name="ce25" office:value-type="string" table:number-columns-spanned="2" table:number-rows-spanned="1">
            <text:p>La poste</text:p>
          </table:table-cell>
          <table:covered-table-cell table:style-name="ce34"/>
          <table:table-cell table:style-name="ce40" table:formula="of:=[.J33]" office:value-type="float" office:value="0">
            <text:p>0,00</text:p>
          </table:table-cell>
          <table:table-cell table:style-name="ce43"/>
          <table:table-cell table:style-name="ce1" table:number-columns-repeated="14"/>
          <table:table-cell table:number-columns-repeated="1004"/>
        </table:table-row>
        <table:table-row table:style-name="ro1">
          <table:table-cell table:style-name="ce1"/>
          <table:table-cell table:style-name="ce15" office:value-type="float" office:value="60640000">
            <text:p>60640000</text:p>
          </table:table-cell>
          <table:table-cell table:style-name="ce25" office:value-type="string" table:number-columns-spanned="2" table:number-rows-spanned="1">
            <text:p>Fourniture administratif</text:p>
          </table:table-cell>
          <table:covered-table-cell table:style-name="ce34"/>
          <table:table-cell table:style-name="ce40" table:formula="of:=[.O33]" office:value-type="float" office:value="0">
            <text:p>0,00</text:p>
          </table:table-cell>
          <table:table-cell table:style-name="ce43"/>
          <table:table-cell table:style-name="ce1" table:number-columns-repeated="14"/>
          <table:table-cell table:number-columns-repeated="1004"/>
        </table:table-row>
        <table:table-row table:style-name="ro1">
          <table:table-cell table:style-name="ce1"/>
          <table:table-cell table:style-name="ce15" office:value-type="float" office:value="60210000">
            <text:p>60210000</text:p>
          </table:table-cell>
          <table:table-cell table:style-name="ce25" office:value-type="string" table:number-columns-spanned="2" table:number-rows-spanned="1">
            <text:p>Founiture consommable</text:p>
          </table:table-cell>
          <table:covered-table-cell table:style-name="ce34"/>
          <table:table-cell table:style-name="ce40" table:formula="of:=[.P33]" office:value-type="float" office:value="0">
            <text:p>0,00</text:p>
          </table:table-cell>
          <table:table-cell table:style-name="ce43"/>
          <table:table-cell table:style-name="ce1" table:number-columns-repeated="14"/>
          <table:table-cell table:number-columns-repeated="1004"/>
        </table:table-row>
        <table:table-row table:style-name="ro1">
          <table:table-cell table:style-name="ce1"/>
          <table:table-cell table:style-name="ce15" office:value-type="float" office:value="60630000">
            <text:p>60630000</text:p>
          </table:table-cell>
          <table:table-cell table:style-name="ce25" office:value-type="string" table:number-columns-spanned="2" table:number-rows-spanned="1">
            <text:p>Fourniture et petit équipement</text:p>
          </table:table-cell>
          <table:covered-table-cell table:style-name="ce34"/>
          <table:table-cell table:style-name="ce40" table:formula="of:=[.K33]+[.M33]" office:value-type="float" office:value="0">
            <text:p>0,00</text:p>
          </table:table-cell>
          <table:table-cell table:style-name="ce43"/>
          <table:table-cell table:style-name="ce1" table:number-columns-repeated="14"/>
          <table:table-cell table:number-columns-repeated="1004"/>
        </table:table-row>
        <table:table-row table:style-name="ro1">
          <table:table-cell table:style-name="ce1"/>
          <table:table-cell table:style-name="ce15" office:value-type="float" office:value="6">
            <text:p>6</text:p>
          </table:table-cell>
          <table:table-cell table:style-name="ce25" office:value-type="string" table:number-columns-spanned="2" table:number-rows-spanned="1">
            <text:p>Autre</text:p>
          </table:table-cell>
          <table:covered-table-cell table:style-name="ce34"/>
          <table:table-cell table:style-name="ce40" table:formula="of:=[.R33]" office:value-type="float" office:value="0">
            <text:p>0,00</text:p>
          </table:table-cell>
          <table:table-cell table:style-name="ce43"/>
          <table:table-cell table:style-name="ce1" table:number-columns-repeated="14"/>
          <table:table-cell table:number-columns-repeated="1004"/>
        </table:table-row>
        <table:table-row table:style-name="ro1">
          <table:table-cell table:style-name="ce1"/>
          <table:table-cell table:style-name="ce16" office:value-type="float" office:value="42510000">
            <text:p>42510000</text:p>
          </table:table-cell>
          <table:table-cell table:style-name="ce26" office:value-type="string" table:number-columns-spanned="2" table:number-rows-spanned="1">
            <text:p>NDF</text:p>
          </table:table-cell>
          <table:covered-table-cell table:style-name="ce35"/>
          <table:table-cell table:style-name="ce41"/>
          <table:table-cell table:style-name="ce44" table:formula="of:=SUM([.E39:.E45])" office:value-type="float" office:value="279.186">
            <text:p>279,19</text:p>
          </table:table-cell>
          <table:table-cell table:style-name="ce1" table:number-columns-repeated="14"/>
          <table:table-cell table:number-columns-repeated="100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'note de frais'.$A$1" table:cell-range-address="$'note de frais'.$A$1:.$AMJ$6" table:range-usable-as="repeat-column repeat-row"/>
        </table:named-expressions>
      </table:table>
      <table:table table:name="barême kilométrique" table:style-name="ta2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number-columns-repeated="1015" table:default-cell-style-name="Excel_20_Built-in_20_Normal"/>
        <table:table-row table:style-name="ro1">
          <table:table-cell table:style-name="ce88" office:value-type="string">
            <text:p>Chevaux fiscaux</text:p>
          </table:table-cell>
          <table:table-cell table:style-name="ce90" office:value-type="string">
            <text:p>Jusqu'à 5 000 km</text:p>
          </table:table-cell>
          <table:table-cell table:number-columns-repeated="1022"/>
        </table:table-row>
        <table:table-row table:style-name="ro1">
          <table:table-cell table:style-name="ce89" office:value-type="float" office:value="3">
            <text:p>3</text:p>
          </table:table-cell>
          <table:table-cell table:style-name="ce91" office:value-type="float" office:value="0.502">
            <text:p>0,502</text:p>
          </table:table-cell>
          <table:table-cell table:number-columns-repeated="1022"/>
        </table:table-row>
        <table:table-row table:style-name="ro1">
          <table:table-cell table:style-name="ce89" office:value-type="float" office:value="4">
            <text:p>4</text:p>
          </table:table-cell>
          <table:table-cell table:style-name="ce89" office:value-type="float" office:value="0.575">
            <text:p>0,575</text:p>
          </table:table-cell>
          <table:table-cell table:number-columns-repeated="1022"/>
        </table:table-row>
        <table:table-row table:style-name="ro1">
          <table:table-cell table:style-name="ce89" office:value-type="float" office:value="5">
            <text:p>5</text:p>
          </table:table-cell>
          <table:table-cell table:style-name="ce89" office:value-type="float" office:value="0.603">
            <text:p>0,603</text:p>
          </table:table-cell>
          <table:table-cell table:number-columns-repeated="1022"/>
        </table:table-row>
        <table:table-row table:style-name="ro1">
          <table:table-cell table:style-name="ce89" office:value-type="float" office:value="6">
            <text:p>6</text:p>
          </table:table-cell>
          <table:table-cell table:style-name="ce89" office:value-type="float" office:value="0.631">
            <text:p>0,631</text:p>
          </table:table-cell>
          <table:table-cell table:number-columns-repeated="1022"/>
        </table:table-row>
        <table:table-row table:style-name="ro1">
          <table:table-cell table:style-name="ce89" office:value-type="float" office:value="7">
            <text:p>7</text:p>
          </table:table-cell>
          <table:table-cell table:style-name="ce89" office:value-type="float" office:value="0.661">
            <text:p>0,661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number-style style:name="N106">
      <number:number number:decimal-places="2" number:min-integer-digits="1" number:grouping="true"/>
      <number:text> €</number:text>
    </number:number-style>
    <number:number-style style:name="N107">
      <number:number number:decimal-places="2" number:min-integer-digits="1" number:grouping="true"/>
      <number:text>   </number:text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6cm" fo:margin-right="0.6cm" style:print-page-order="ttb" style:first-page-number="continue" style:scale-to-X="1" style:scale-to-Y="2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1">11/07/2022</text:date>, <text:time>09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_20_de_20_frais" style:display-name="PageStyle_note de fr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ême_20_kilométrique" style:display-name="PageStyle_barême kilométriqu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1T09:29:05.10</dc:date>
    <meta:document-statistic meta:table-count="2" meta:cell-count="193" meta:object-count="0"/>
    <meta:generator>OpenOffice/4.1.10$Win32 OpenOffice.org_project/4110m2$Build-9807</meta:generator>
  </office:meta>
</office:document-meta>
</file>